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P1" style:family="paragraph" style:parent-style-name="Heading_20_1" style:list-style-name="L1" style:master-page-name="First_20_Page">
      <style:paragraph-properties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 style:master-page-name="Index">
      <style:paragraph-properties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0ea241"/>
    </style:style>
    <style:style style:name="P33" style:family="paragraph" style:parent-style-name="Standard">
      <style:text-properties officeooo:rsid="000a14a6" officeooo:paragraph-rsid="000ea241"/>
    </style:style>
    <style:style style:name="P34" style:family="paragraph" style:parent-style-name="Standard">
      <style:text-properties officeooo:rsid="000b3b3a" officeooo:paragraph-rsid="000b3b3a"/>
    </style:style>
    <style:style style:name="P35" style:family="paragraph" style:parent-style-name="Heading_20_2">
      <style:text-properties officeooo:paragraph-rsid="000b3b3a"/>
    </style:style>
    <style:style style:name="P36" style:family="paragraph" style:parent-style-name="Standard">
      <style:text-properties officeooo:rsid="001119e0" officeooo:paragraph-rsid="001119e0"/>
    </style:style>
    <style:style style:name="P37" style:family="paragraph" style:parent-style-name="Standard">
      <style:text-properties officeooo:rsid="001498c6" officeooo:paragraph-rsid="001498c6"/>
    </style:style>
    <style:style style:name="P38" style:family="paragraph" style:parent-style-name="Heading_20_2">
      <style:text-properties officeooo:rsid="001498c6" officeooo:paragraph-rsid="001498c6"/>
    </style:style>
    <style:style style:name="P39" style:family="paragraph" style:parent-style-name="Standard">
      <style:text-properties officeooo:rsid="0016759e" officeooo:paragraph-rsid="0016759e"/>
    </style:style>
    <style:style style:name="P40" style:family="paragraph" style:parent-style-name="Heading_20_1">
      <style:text-properties officeooo:rsid="0062bcf9" officeooo:paragraph-rsid="0062bcf9"/>
    </style:style>
    <style:style style:name="P41" style:family="paragraph" style:parent-style-name="Standard">
      <style:text-properties officeooo:rsid="0062bcf9" officeooo:paragraph-rsid="0062bcf9"/>
    </style:style>
    <style:style style:name="P42" style:family="paragraph" style:parent-style-name="Heading_20_3">
      <style:text-properties officeooo:rsid="00636185" officeooo:paragraph-rsid="00636185"/>
    </style:style>
    <style:style style:name="P43" style:family="paragraph" style:parent-style-name="Standard">
      <style:text-properties officeooo:paragraph-rsid="00773f16"/>
    </style:style>
    <style:style style:name="P44" style:family="paragraph" style:parent-style-name="Standard">
      <style:text-properties officeooo:rsid="00643228" officeooo:paragraph-rsid="0065e26e"/>
    </style:style>
    <style:style style:name="P45" style:family="paragraph" style:parent-style-name="Standard">
      <style:text-properties officeooo:rsid="0065e26e" officeooo:paragraph-rsid="0065e26e"/>
    </style:style>
    <style:style style:name="P46" style:family="paragraph" style:parent-style-name="Standard" style:list-style-name="L2">
      <style:text-properties officeooo:rsid="0065e26e" officeooo:paragraph-rsid="0065e26e"/>
    </style:style>
    <style:style style:name="P47" style:family="paragraph" style:parent-style-name="Heading_20_3">
      <style:text-properties officeooo:rsid="006649a3" officeooo:paragraph-rsid="006649a3"/>
    </style:style>
    <style:style style:name="P48" style:family="paragraph" style:parent-style-name="Standard">
      <style:text-properties officeooo:rsid="006649a3" officeooo:paragraph-rsid="006649a3"/>
    </style:style>
    <style:style style:name="P49" style:family="paragraph" style:parent-style-name="Standard" style:list-style-name="L3"/>
    <style:style style:name="P50" style:family="paragraph" style:parent-style-name="Standard" style:list-style-name="L3">
      <style:text-properties officeooo:rsid="006649a3" officeooo:paragraph-rsid="006649a3"/>
    </style:style>
    <style:style style:name="P51" style:family="paragraph" style:parent-style-name="Standard">
      <style:text-properties officeooo:rsid="0016ee9c" officeooo:paragraph-rsid="0016ee9c"/>
    </style:style>
    <style:style style:name="P52" style:family="paragraph" style:parent-style-name="Standard">
      <style:text-properties officeooo:rsid="001b0d85" officeooo:paragraph-rsid="001b0d85"/>
    </style:style>
    <style:style style:name="P53" style:family="paragraph" style:parent-style-name="Heading_20_2">
      <style:text-properties officeooo:paragraph-rsid="001b0d85"/>
    </style:style>
    <style:style style:name="P54" style:family="paragraph" style:parent-style-name="Standard">
      <style:text-properties officeooo:rsid="002a1c97" officeooo:paragraph-rsid="002a1c97"/>
    </style:style>
    <style:style style:name="P55" style:family="paragraph" style:parent-style-name="Heading_20_1">
      <style:text-properties officeooo:rsid="006747c8" officeooo:paragraph-rsid="006747c8"/>
    </style:style>
    <style:style style:name="P56" style:family="paragraph" style:parent-style-name="Standard">
      <style:text-properties officeooo:rsid="002c66cc" officeooo:paragraph-rsid="006747c8"/>
    </style:style>
    <style:style style:name="P57" style:family="paragraph" style:parent-style-name="Standard">
      <style:text-properties officeooo:rsid="00449154" officeooo:paragraph-rsid="00449154"/>
    </style:style>
    <style:style style:name="P58" style:family="paragraph" style:parent-style-name="Standard">
      <style:text-properties officeooo:rsid="00449154" officeooo:paragraph-rsid="007df78d"/>
    </style:style>
    <style:style style:name="P59" style:family="paragraph" style:parent-style-name="Standard">
      <style:text-properties officeooo:rsid="0046c98c" officeooo:paragraph-rsid="0046c98c"/>
    </style:style>
    <style:style style:name="P60" style:family="paragraph" style:parent-style-name="Standard">
      <style:text-properties officeooo:rsid="0048047b" officeooo:paragraph-rsid="006747c8"/>
    </style:style>
    <style:style style:name="P61" style:family="paragraph" style:parent-style-name="Standard">
      <style:text-properties officeooo:rsid="004fc198" officeooo:paragraph-rsid="0051a5b8"/>
    </style:style>
    <style:style style:name="P62" style:family="paragraph" style:parent-style-name="Standard">
      <style:text-properties officeooo:rsid="00542dc6" officeooo:paragraph-rsid="00542dc6"/>
    </style:style>
    <style:style style:name="P63" style:family="paragraph" style:parent-style-name="Heading_20_3">
      <style:text-properties officeooo:rsid="0056c32f" officeooo:paragraph-rsid="0056c32f"/>
    </style:style>
    <style:style style:name="P64" style:family="paragraph" style:parent-style-name="Standard">
      <style:text-properties officeooo:rsid="0056c32f" officeooo:paragraph-rsid="0056c32f"/>
    </style:style>
    <style:style style:name="P65" style:family="paragraph" style:parent-style-name="Standard">
      <style:text-properties officeooo:rsid="005984cc" officeooo:paragraph-rsid="005984cc"/>
    </style:style>
    <style:style style:name="P66" style:family="paragraph" style:parent-style-name="Standard">
      <style:text-properties officeooo:rsid="005b67ef" officeooo:paragraph-rsid="005b67ef"/>
    </style:style>
    <style:style style:name="P67" style:family="paragraph" style:parent-style-name="Standard">
      <style:text-properties officeooo:rsid="005fdeab" officeooo:paragraph-rsid="005fdeab"/>
    </style:style>
    <style:style style:name="P68" style:family="paragraph" style:parent-style-name="Heading_20_2">
      <style:text-properties officeooo:paragraph-rsid="006060fb"/>
    </style:style>
    <style:style style:name="P69" style:family="paragraph" style:parent-style-name="Standard">
      <style:text-properties officeooo:rsid="006060fb" officeooo:paragraph-rsid="006060fb"/>
    </style:style>
    <style:style style:name="P70" style:family="paragraph" style:parent-style-name="Standard">
      <style:text-properties officeooo:rsid="003c17bf" officeooo:paragraph-rsid="003c17bf"/>
    </style:style>
    <style:style style:name="P71" style:family="paragraph" style:parent-style-name="Standard">
      <style:text-properties officeooo:paragraph-rsid="007fa381"/>
    </style:style>
    <style:style style:name="P72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</style:style>
    <style:style style:name="P73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773f16"/>
    </style:style>
    <style:style style:name="T15" style:family="text">
      <style:text-properties officeooo:rsid="00084aeb"/>
    </style:style>
    <style:style style:name="T16" style:family="text">
      <style:text-properties officeooo:rsid="000a14a6"/>
    </style:style>
    <style:style style:name="T17" style:family="text">
      <style:text-properties officeooo:rsid="000ea241"/>
    </style:style>
    <style:style style:name="T18" style:family="text">
      <style:text-properties officeooo:rsid="0009fe74"/>
    </style:style>
    <style:style style:name="T19" style:family="text">
      <style:text-properties officeooo:rsid="00625120"/>
    </style:style>
    <style:style style:name="T20" style:family="text">
      <style:text-properties officeooo:rsid="000b3b3a"/>
    </style:style>
    <style:style style:name="T21" style:family="text">
      <style:text-properties officeooo:rsid="000bfda7"/>
    </style:style>
    <style:style style:name="T22" style:family="text">
      <style:text-properties fo:font-style="italic" officeooo:rsid="00625120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25120" style:font-style-asian="normal" style:font-style-complex="normal"/>
    </style:style>
    <style:style style:name="T26" style:family="text">
      <style:text-properties fo:font-style="normal" officeooo:rsid="001148c2" style:font-style-asian="normal" style:font-style-complex="normal"/>
    </style:style>
    <style:style style:name="T27" style:family="text">
      <style:text-properties fo:font-style="normal" officeooo:rsid="0016759e" style:font-style-asian="normal" style:font-style-complex="normal"/>
    </style:style>
    <style:style style:name="T28" style:family="text">
      <style:text-properties officeooo:rsid="002c66cc"/>
    </style:style>
    <style:style style:name="T29" style:family="text">
      <style:text-properties officeooo:rsid="0016759e"/>
    </style:style>
    <style:style style:name="T30" style:family="text">
      <style:text-properties officeooo:rsid="00636185"/>
    </style:style>
    <style:style style:name="T31" style:family="text">
      <style:text-properties officeooo:rsid="0079d671"/>
    </style:style>
    <style:style style:name="T32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3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4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5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6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8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9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0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1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2" style:family="text">
      <style:text-properties fo:font-style="normal" officeooo:rsid="0065e26e" style:font-style-asian="normal" style:font-style-complex="normal"/>
    </style:style>
    <style:style style:name="T43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4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5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6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7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8" style:family="text">
      <style:text-properties officeooo:rsid="006649a3"/>
    </style:style>
    <style:style style:name="T49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0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1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2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4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5" style:family="text">
      <style:text-properties officeooo:rsid="007c701a"/>
    </style:style>
    <style:style style:name="T56" style:family="text">
      <style:text-properties officeooo:rsid="007df78d"/>
    </style:style>
    <style:style style:name="T57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8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9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1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2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3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4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6" style:family="text">
      <style:text-properties officeooo:rsid="00189a2e"/>
    </style:style>
    <style:style style:name="T67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8" style:family="text">
      <style:text-properties officeooo:rsid="0019b791"/>
    </style:style>
    <style:style style:name="T69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0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1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2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3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4" style:family="text">
      <style:text-properties officeooo:rsid="001c4c7c"/>
    </style:style>
    <style:style style:name="T75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6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7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0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1" style:family="text">
      <style:text-properties officeooo:rsid="003f93cd"/>
    </style:style>
    <style:style style:name="T82" style:family="text">
      <style:text-properties officeooo:rsid="002a9dfc"/>
    </style:style>
    <style:style style:name="T83" style:family="text">
      <style:text-properties officeooo:rsid="003df6ca"/>
    </style:style>
    <style:style style:name="T84" style:family="text">
      <style:text-properties fo:font-style="italic" officeooo:rsid="002a9dfc" style:font-style-asian="italic" style:font-style-complex="italic"/>
    </style:style>
    <style:style style:name="T85" style:family="text">
      <style:text-properties fo:font-style="normal" officeooo:rsid="002a9dfc" style:font-style-asian="normal" style:font-style-complex="normal"/>
    </style:style>
    <style:style style:name="T86" style:family="text">
      <style:text-properties officeooo:rsid="006747c8"/>
    </style:style>
    <style:style style:name="T87" style:family="text">
      <style:text-properties fo:font-style="normal" officeooo:rsid="002d402c" style:font-style-asian="normal" style:font-style-complex="normal"/>
    </style:style>
    <style:style style:name="T88" style:family="text">
      <style:text-properties fo:font-style="italic" officeooo:rsid="002d402c" style:font-style-asian="italic" style:font-style-complex="italic"/>
    </style:style>
    <style:style style:name="T89" style:family="text">
      <style:text-properties fo:font-style="normal" officeooo:rsid="006747c8" style:font-style-asian="normal" style:font-style-complex="normal"/>
    </style:style>
    <style:style style:name="T90" style:family="text">
      <style:text-properties fo:font-style="normal" officeooo:rsid="002f712c" style:font-style-asian="normal" style:font-style-complex="normal"/>
    </style:style>
    <style:style style:name="T91" style:family="text">
      <style:text-properties fo:font-style="italic" officeooo:rsid="002f712c" style:font-style-asian="italic" style:font-style-complex="italic"/>
    </style:style>
    <style:style style:name="T92" style:family="text">
      <style:text-properties officeooo:rsid="0056c32f"/>
    </style:style>
    <style:style style:name="T93" style:family="text">
      <style:text-properties officeooo:rsid="004531f6"/>
    </style:style>
    <style:style style:name="T94" style:family="text">
      <style:text-properties officeooo:rsid="0047f54e"/>
    </style:style>
    <style:style style:name="T95" style:family="text">
      <style:text-properties fo:font-style="normal" officeooo:rsid="007df78d" style:font-style-asian="normal" style:font-style-complex="normal"/>
    </style:style>
    <style:style style:name="T96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8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9" style:family="text">
      <style:text-properties fo:font-style="normal" officeooo:rsid="004531f6" style:font-style-asian="normal" style:font-style-complex="normal"/>
    </style:style>
    <style:style style:name="T100" style:family="text">
      <style:text-properties fo:font-style="italic" officeooo:rsid="007df78d" style:font-style-asian="italic" style:font-style-complex="italic"/>
    </style:style>
    <style:style style:name="T101" style:family="text">
      <style:text-properties fo:font-style="italic" officeooo:rsid="004531f6" style:font-style-asian="italic" style:font-style-complex="italic"/>
    </style:style>
    <style:style style:name="T102" style:family="text">
      <style:text-properties fo:font-style="normal" officeooo:rsid="0047011e" style:font-style-asian="normal" style:font-style-complex="normal"/>
    </style:style>
    <style:style style:name="T103" style:family="text">
      <style:text-properties fo:font-style="normal" officeooo:rsid="0047f54e" style:font-style-asian="normal" style:font-style-complex="normal"/>
    </style:style>
    <style:style style:name="T104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9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0" style:family="text">
      <style:text-properties officeooo:rsid="0048ee94"/>
    </style:style>
    <style:style style:name="T111" style:family="text">
      <style:text-properties fo:font-style="normal" officeooo:rsid="004fc198" style:font-style-asian="normal" style:font-style-complex="normal"/>
    </style:style>
    <style:style style:name="T112" style:family="text">
      <style:text-properties fo:font-style="normal" officeooo:rsid="004efe47" style:font-style-asian="normal" style:font-style-complex="normal"/>
    </style:style>
    <style:style style:name="T113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officeooo:rsid="0051a5b8"/>
    </style:style>
    <style:style style:name="T118" style:family="text">
      <style:text-properties fo:font-style="italic" officeooo:rsid="0051a5b8" style:font-style-asian="italic" style:font-style-complex="italic"/>
    </style:style>
    <style:style style:name="T119" style:family="text">
      <style:text-properties fo:font-style="normal" officeooo:rsid="0051a5b8" style:font-style-asian="normal" style:font-style-complex="normal"/>
    </style:style>
    <style:style style:name="T120" style:family="text">
      <style:text-properties fo:font-style="normal" officeooo:rsid="00526255" style:font-style-asian="normal" style:font-style-complex="normal"/>
    </style:style>
    <style:style style:name="T121" style:family="text">
      <style:text-properties fo:font-style="normal" officeooo:rsid="0051fbd5" style:font-style-asian="normal" style:font-style-complex="normal"/>
    </style:style>
    <style:style style:name="T122" style:family="text">
      <style:text-properties fo:font-style="italic" officeooo:rsid="00526255" style:font-style-asian="italic" style:font-style-complex="italic"/>
    </style:style>
    <style:style style:name="T123" style:family="text">
      <style:text-properties fo:font-style="normal" officeooo:rsid="006060fb" style:font-style-asian="normal" style:font-style-complex="normal"/>
    </style:style>
    <style:style style:name="T124" style:family="text">
      <style:text-properties fo:font-style="italic" officeooo:rsid="006060fb" style:font-style-asian="italic" style:font-style-complex="italic"/>
    </style:style>
    <style:style style:name="T125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6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7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8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9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0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1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2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3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4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5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6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7" style:family="text">
      <style:text-properties officeooo:rsid="005fdeab"/>
    </style:style>
    <style:style style:name="T138" style:family="text">
      <style:text-properties fo:font-style="italic" officeooo:rsid="003df6ca" style:font-style-asian="italic" style:font-style-complex="italic"/>
    </style:style>
    <style:style style:name="T139" style:family="text">
      <style:text-properties fo:font-style="normal" officeooo:rsid="003df6ca" style:font-style-asian="normal" style:font-style-complex="normal"/>
    </style:style>
    <style:style style:name="T140" style:family="text">
      <style:text-properties fo:font-style="normal" officeooo:rsid="003f93cd" style:font-style-asian="normal" style:font-style-complex="normal"/>
    </style:style>
    <style:style style:name="T141" style:family="text">
      <style:text-properties fo:font-style="italic" officeooo:rsid="003f93cd" style:font-style-asian="italic" style:font-style-complex="italic"/>
    </style:style>
    <style:style style:name="T142" style:family="text">
      <style:text-properties fo:font-style="normal" officeooo:rsid="003fe7df" style:font-style-asian="normal" style:font-style-complex="normal"/>
    </style:style>
    <style:style style:name="T143" style:family="text">
      <style:text-properties fo:font-style="italic" officeooo:rsid="003fe7df" style:font-style-asian="italic" style:font-style-complex="italic"/>
    </style:style>
    <style:style style:name="T144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font-style="normal" officeooo:rsid="004198b1" style:font-style-asian="normal" style:font-style-complex="normal"/>
    </style:style>
    <style:style style:name="T147" style:family="text">
      <style:text-properties fo:font-style="italic" officeooo:rsid="004198b1" style:font-style-asian="italic" style:font-style-complex="italic"/>
    </style:style>
    <style:style style:name="T148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9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0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1" style:family="text">
      <style:text-properties fo:font-style="normal" officeooo:rsid="0042bffb" style:font-style-asian="normal" style:font-style-complex="normal"/>
    </style:style>
    <style:style style:name="T152" style:family="text">
      <style:text-properties fo:color="#2f1e2e" loext:opacity="100%" fo:language="zxx" fo:country="none" fo:font-style="normal" style:text-underline-style="none" fo:font-weight="normal" officeooo:rsid="0042bffb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2f1e2e" loext:opacity="100%" fo:language="zxx" fo:country="none" fo:font-style="italic" style:text-underline-style="none" fo:font-weight="normal" officeooo:rsid="00674e6a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2f1e2e" loext:opacity="100%" fo:language="zxx" fo:country="none" fo:font-style="italic" style:text-underline-style="none" fo:font-weight="normal" officeooo:rsid="0042bffb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font-style="italic" officeooo:rsid="0042bffb" style:font-style-asian="italic" style:font-style-complex="italic"/>
    </style:style>
    <style:style style:name="T156" style:family="text">
      <style:text-properties fo:font-style="normal" officeooo:rsid="00674e6a" style:font-style-asian="normal" style:font-style-complex="normal"/>
    </style:style>
    <style:style style:name="T157" style:family="text">
      <style:text-properties fo:font-style="italic" officeooo:rsid="00674e6a" style:font-style-asian="italic" style:font-style-complex="italic"/>
    </style:style>
    <style:style style:name="T158" style:family="text">
      <style:text-properties fo:color="#212529" loext:opacity="100%" fo:font-family="'Open Sans', sans-serif" fo:font-size="12pt" fo:letter-spacing="normal" fo:font-style="italic" fo:font-weight="normal"/>
    </style:style>
    <style:style style:name="T159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160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 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s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code using tool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5"><text:a xlink:type="simple" xlink:href="#__RefHeading___Toc1351_3789043968" text:style-name="Index_20_Link" text:visited-style-name="Index_20_Link">1.2 Lexikální analyzátory<text:tab/>6</text:a></text:p>
          <text:p text:style-name="P25"><text:a xlink:type="simple" xlink:href="#__RefHeading___Toc1343_3901771047" text:style-name="Index_20_Link" text:visited-style-name="Index_20_Link">1.3 Syntaktický analyzátor<text:tab/>6</text:a></text:p>
          <text:p text:style-name="P26"><text:a xlink:type="simple" xlink:href="#__RefHeading___Toc1345_3901771047" text:style-name="Index_20_Link" text:visited-style-name="Index_20_Link">1.3.1 Konečný automat<text:tab/>6</text:a></text:p>
          <text:p text:style-name="P25"><text:a xlink:type="simple" xlink:href="#__RefHeading___Toc1347_3901771047" text:style-name="Index_20_Link" text:visited-style-name="Index_20_Link">1.4 Typy syntaktických analyzátorů<text:tab/>7</text:a></text:p>
          <text:p text:style-name="P26"><text:a xlink:type="simple" xlink:href="#__RefHeading___Toc1349_3901771047" text:style-name="Index_20_Link" text:visited-style-name="Index_20_Link">1.4.1 Shora dolů<text:tab/>7</text:a></text:p>
          <text:p text:style-name="P26"><text:a xlink:type="simple" xlink:href="#__RefHeading___Toc1351_3901771047" text:style-name="Index_20_Link" text:visited-style-name="Index_20_Link">1.4.2 Zespoda nahoru<text:tab/>7</text:a></text:p>
          <text:p text:style-name="P25"><text:a xlink:type="simple" xlink:href="#__RefHeading___Toc729_1611209431" text:style-name="Index_20_Link" text:visited-style-name="Index_20_Link">1.5 LL<text:tab/>7</text:a></text:p>
          <text:p text:style-name="P25"><text:a xlink:type="simple" xlink:href="#__RefHeading___Toc731_1611209431" text:style-name="Index_20_Link" text:visited-style-name="Index_20_Link">1.6 LR<text:tab/>8</text:a></text:p>
          <text:p text:style-name="P24"><text:a xlink:type="simple" xlink:href="#__RefHeading___Toc1111_282055569" text:style-name="Index_20_Link" text:visited-style-name="Index_20_Link">2 Jazyk Rogalo<text:tab/>9</text:a></text:p>
          <text:p text:style-name="P25"><text:a xlink:type="simple" xlink:href="#__RefHeading___Toc1471_570254288" text:style-name="Index_20_Link" text:visited-style-name="Index_20_Link">2.1 Syntaxe<text:tab/>9</text:a></text:p>
          <text:p text:style-name="P26"><text:a xlink:type="simple" xlink:href="#__RefHeading___Toc1473_570254288" text:style-name="Index_20_Link" text:visited-style-name="Index_20_Link">2.1.1 Komentáře<text:tab/>9</text:a></text:p>
          <text:p text:style-name="P26"><text:a xlink:type="simple" xlink:href="#__RefHeading___Toc1475_570254288" text:style-name="Index_20_Link" text:visited-style-name="Index_20_Link">2.1.2 Proměnné<text:tab/>9</text:a></text:p>
          <text:p text:style-name="P26"><text:a xlink:type="simple" xlink:href="#__RefHeading___Toc1477_570254288" text:style-name="Index_20_Link" text:visited-style-name="Index_20_Link">2.1.3 Operátory<text:tab/>9</text:a></text:p>
          <text:p text:style-name="P26"><text:a xlink:type="simple" xlink:href="#__RefHeading___Toc1479_570254288" text:style-name="Index_20_Link" text:visited-style-name="Index_20_Link">2.1.4 Řídící struktury<text:tab/>9</text:a></text:p>
          <text:p text:style-name="P26"><text:a xlink:type="simple" xlink:href="#__RefHeading___Toc1481_570254288" text:style-name="Index_20_Link" text:visited-style-name="Index_20_Link">2.1.5 Funkce<text:tab/>10</text:a></text:p>
          <text:p text:style-name="P24"><text:a xlink:type="simple" xlink:href="#__RefHeading___Toc733_1611209431" text:style-name="Index_20_Link" text:visited-style-name="Index_20_Link">3 Využité nástroje<text:tab/>11</text:a></text:p>
          <text:p text:style-name="P25"><text:a xlink:type="simple" xlink:href="#__RefHeading___Toc735_1611209431" text:style-name="Index_20_Link" text:visited-style-name="Index_20_Link">3.1 FLEX<text:tab/>11</text:a></text:p>
          <text:p text:style-name="P25"><text:a xlink:type="simple" xlink:href="#__RefHeading___Toc737_1611209431" text:style-name="Index_20_Link" text:visited-style-name="Index_20_Link">3.2 BISON<text:tab/>11</text:a></text:p>
          <text:p text:style-name="P25"><text:a xlink:type="simple" xlink:href="#__RefHeading___Toc739_1611209431" text:style-name="Index_20_Link" text:visited-style-name="Index_20_Link">3.3 LLVM<text:tab/>11</text:a></text:p>
          <text:p text:style-name="P24"><text:a xlink:type="simple" xlink:href="#__RefHeading___Toc1483_570254288" text:style-name="Index_20_Link" text:visited-style-name="Index_20_Link">4 Gramatika<text:tab/>12</text:a></text:p>
          <text:p text:style-name="P24"><text:a xlink:type="simple" xlink:href="#__RefHeading___Toc1085_1716699866" text:style-name="Index_20_Link" text:visited-style-name="Index_20_Link">5 Generování kódu<text:tab/>13</text:a></text:p>
          <text:p text:style-name="P25"><text:a xlink:type="simple" xlink:href="#__RefHeading___Toc1087_1716699866" text:style-name="Index_20_Link" text:visited-style-name="Index_20_Link">5.1 Deklarace<text:tab/>13</text:a></text:p>
          <text:p text:style-name="P27"><text:a xlink:type="simple" xlink:href="#__RefHeading___Toc648_1243889013" text:style-name="Index_20_Link" text:visited-style-name="Index_20_Link">5.1.1 Jednoduché proměnné<text:tab/>13</text:a></text:p>
          <text:p text:style-name="P26"><text:a xlink:type="simple" xlink:href="#__RefHeading___Toc650_1243889013" text:style-name="Index_20_Link" text:visited-style-name="Index_20_Link">5.1.2 Funkce<text:tab/>13</text:a></text:p>
          <text:p text:style-name="P26"><text:a xlink:type="simple" xlink:href="#__RefHeading___Toc1089_1716699866" text:style-name="Index_20_Link" text:visited-style-name="Index_20_Link">5.1.3 Stringů<text:tab/>13</text:a></text:p>
          <text:p text:style-name="P26"><text:a xlink:type="simple" xlink:href="#__RefHeading___Toc652_1243889013" text:style-name="Index_20_Link" text:visited-style-name="Index_20_Link">5.1.4 Pole<text:tab/>14</text:a></text:p>
          <text:p text:style-name="P25"><text:a xlink:type="simple" xlink:href="#__RefHeading___Toc654_1243889013" text:style-name="Index_20_Link" text:visited-style-name="Index_20_Link">5.2 Řídící struktury<text:tab/>14</text:a></text:p>
          <text:p text:style-name="P26"><text:a xlink:type="simple" xlink:href="#__RefHeading___Toc656_1243889013" text:style-name="Index_20_Link" text:visited-style-name="Index_20_Link">5.2.1 Loop<text:tab/>14</text:a></text:p>
          <text:p text:style-name="P26"><text:a xlink:type="simple" xlink:href="#__RefHeading___Toc658_1243889013" text:style-name="Index_20_Link" text:visited-style-name="Index_20_Link">5.2.2 If<text:tab/>15</text:a></text:p>
          <text:p text:style-name="P25"><text:a xlink:type="simple" xlink:href="#__RefHeading___Toc660_1243889013" text:style-name="Index_20_Link" text:visited-style-name="Index_20_Link">5.3 Změna proměnné<text:tab/>15</text:a></text:p>
          <text:p text:style-name="P26"><text:a xlink:type="simple" xlink:href="#__RefHeading___Toc1113_282055569" text:style-name="Index_20_Link" text:visited-style-name="Index_20_Link">5.3.1 Jednoduché proměnné<text:tab/>15</text:a></text:p>
          <text:p text:style-name="P26"><text:a xlink:type="simple" xlink:href="#__RefHeading___Toc1115_282055569" text:style-name="Index_20_Link" text:visited-style-name="Index_20_Link">5.3.2 Pole<text:tab/>15</text:a></text:p>
          <text:p text:style-name="P24"><text:a xlink:type="simple" xlink:href="#__RefHeading___Toc1117_282055569" text:style-name="Index_20_Link" text:visited-style-name="Index_20_Link">6 Datové struktury<text:tab/>16</text:a></text:p>
          <text:p text:style-name="P25"><text:a xlink:type="simple" xlink:href="#__RefHeading___Toc1119_282055569" text:style-name="Index_20_Link" text:visited-style-name="Index_20_Link">6.1 Tabulka symbolů<text:tab/>16</text:a></text:p>
          <text:p text:style-name="P25"><text:a xlink:type="simple" xlink:href="#__RefHeading___Toc1121_282055569" text:style-name="Index_20_Link" text:visited-style-name="Index_20_Link">6.2 Tabulka funkcí<text:tab/>16</text:a></text:p>
          <text:p text:style-name="P25"><text:a xlink:type="simple" xlink:href="#__RefHeading___Toc1123_282055569" text:style-name="Index_20_Link" text:visited-style-name="Index_20_Link">6.3 Spojový list<text:tab/>16</text:a></text:p>
          <text:p text:style-name="P25"><text:a xlink:type="simple" xlink:href="#__RefHeading___Toc1125_282055569" text:style-name="Index_20_Link" text:visited-style-name="Index_20_Link">6.4 Zásobník<text:tab/>16</text:a></text:p>
          <text:p text:style-name="P24"><text:a xlink:type="simple" xlink:href="#__RefHeading___Toc662_1243889013" text:style-name="Index_20_Link" text:visited-style-name="Index_20_Link">7 Spuštění<text:tab/>17</text:a></text:p>
          <text:p text:style-name="P24"><text:a xlink:type="simple" xlink:href="#__RefHeading___Toc664_1243889013" text:style-name="Index_20_Link" text:visited-style-name="Index_20_Link">8 Závěr<text:tab/>18</text:a></text:p>
          <text:p text:style-name="P24"><text:a xlink:type="simple" xlink:href="#__RefHeading___Toc1485_570254288" text:style-name="Index_20_Link" text:visited-style-name="Index_20_Link">9 Zdroje<text:tab/>19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 by mělo být možno provádět základní operace. Dále má jazyk obsahovat statické pole, funkce a řídící struktury if a loop</text:span><text:span text:style-name="T12">. </text:span><text:span text:style-name="T11">Pro tento jazyk </text:span><text:span text:style-name="T13">bylo cílem </text:span><text:span text:style-name="T11">vytvořit gramatický lexer za pomocí nástroje FLEX. Pro vytvořené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T<text:span text:style-name="T14">eorie</text:span></text:h>
      <text:h text:style-name="Heading_20_2" text:outline-level="2">Lexikální analyzátory</text:h>
      <text:p text:style-name="P32">Lexikální analyzátor bere jako vstup nějaký <text:span text:style-name="T15">textový </text:span>soubor. <text:span text:style-name="T16">V textovém souboru je nějakým jazyk</text:span><text:span text:style-name="T15"> – lexovat se můžou i mluvené jazyky</text:span><text:span text:style-name="T16">.</text:span><text:span text:style-name="T15"> </text:span><text:span text:style-name="T16">Analyzátor text z</text:span>pracuje a vrátí sadu po sobě jdoucích předem definovaných tokenů. Tokeny jsou <text:span text:style-name="T17">elementárními nositely významu v rámci daného jazyka. Jde tedy prakticky o</text:span> <text:span text:style-name="T15">reprezentac</text:span><text:span text:style-name="T17">i (</text:span>regex<text:span text:style-name="T17">)</text:span> pravidly daného kusu textu – může to tedy být například slovo, odstavec, mezera, závorka nebo v kontextu programovacích jazyků <text:span text:style-name="T18">uplatnitelné </text:span>dvojté rovná se, různá klíčová slova – if, loop, def, ..., název stringu atd. K tomuto kusu textu lexer přiřadí příslušný token, tedy pokud narazí na „if“ vrátí dvojici („if“ : <text:s/>IF), když dojde k „==“, vrátí („==“ : EQUALS). Díky tomu, že vytváří tyto dvojice, je možné zpětně tokeny využívat. Některé lexery <text:span text:style-name="T18">při najití určitého tokenu ještě umožňují vykonat nějaké operace. Je tak možné vypisovat třeba na kterém řádku se token objeví či provádět různé operace </text:span><text:span text:style-name="T13">s hodnotou tokenu</text:span><text:span text:style-name="T18">.</text:span></text:p>
      <text:h text:style-name="Heading_20_2" text:outline-level="2"><text:bookmark-start text:name="__RefHeading___Toc1343_3901771047"/><text:span text:style-name="T16">Syntaktický analyzátor</text:span><text:span text:style-name="T18"> </text:span><text:bookmark-end text:name="__RefHeading___Toc1343_3901771047"/></text:h>
      <text:p text:style-name="P33">Parser, tedy syntaktický analyzátor je dalším krokem v překladu jazyka. Za vstup bere tokeny vytvořené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17">Toto je možné za využití pravidel bezkontextové gramatiky, takové která si </text:span><text:span text:style-name="T19">nepamatuje už zanalyzované části</text:span><text:span text:style-name="T17">. Ta nemusí pojímat všechny pravidla jazyka, ale pokud by byla použita gramatika kontextová nemohl by být text efektivně syntakticky analyzován, proto se používají jiné nástroje pro vymáhání kontextových pravidel – např. tabulka symbolů. Ta se vytváří</text:span><text:span text:style-name="T20"> díky přidaným pravidlům </text:span><text:span text:style-name="T17">v gramatice a s její pomocí se tak</text:span><text:span text:style-name="T20"> může kontrolovat sémantická správnost textu. Společně s</text:span><text:span text:style-name="T17">e</text:span><text:span text:style-name="T20"> sémantickou kontrolou zároveň probíhá generování nového kódu, respektive druhého jazyka. </text:span><text:span text:style-name="T17">Pokud by se jednalo o interpret, byl by syntaktický strom rovnou vyhodnocován.</text:span></text:p>
      <text:h text:style-name="Heading_20_3" text:outline-level="3"><text:bookmark-start text:name="__RefHeading___Toc1345_3901771047"/>Konečný automat<text:bookmark-end text:name="__RefHeading___Toc1345_3901771047"/></text:h>
      <text:p text:style-name="P34">Syntaktické analyzátory fungují na principu konečného automatu. <text:span text:style-name="T19">To je takový zjednodušený počítač, který má různé stavy. Mezi těmito stavy se přesouvá na základě toho jaké symboly přečte na vstupu</text:span>. Pamatuje si pouze aktuální stav a nic jiného. <text:span text:style-name="T21">Konečný automat začne v počátečním stavu a přečte první token, podle svých pravidel se přesune do jiného stavu a přečte další token. Jestliže je </text:span><text:span text:style-name="T17">na</text:span><text:span text:style-name="T21"> konci ve stavu uznávaném jako konečný, byl vstup syntakticky správně strukturovaný, v opačném případě nikoliv.</text:span></text:p>
      <text:h text:style-name="P35" text:outline-level="2"><text:bookmark-start text:name="__RefHeading___Toc1347_3901771047"/><text:soft-page-break/>Typy syntaktických analyzátorů<text:bookmark-end text:name="__RefHeading___Toc1347_3901771047"/></text:h>
      <text:p text:style-name="P36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19">směrem dopředu</text:span> LR(<text:span text:style-name="T22">k</text:span>). Pro takzvaný lookahead<text:span text:style-name="T23"> k </text:span><text:span text:style-name="T24">se</text:span><text:span text:style-name="T23"> </text:span>zpravidla používá <text:span text:style-name="T23">k = 1</text:span>. Gramatika s nulovým lookaheadem by nebyla schopna jakékoliv rekurze a musela by se na základně jednoho symbolu rozhodnout. <text:span text:style-name="T19">S</text:span><text:span text:style-name="T22"> k = 1</text:span><text:span text:style-name="T25"> by bylo</text:span><text:span text:style-name="T24"> </text:span>nemožné posoudit složitější struktury. Pro nejpoužívanější typ gramatiky LR jsou postupy, jak ty s <text:span text:style-name="T23">k &gt; 1</text:span><text:span text:style-name="T24"> převést na LR(</text:span><text:span text:style-name="T23">1</text:span><text:span text:style-name="T24">), jelikož ty se mnohem efektivněji syntakticky analyzují. <text:s/></text:span><text:span text:style-name="T26">Před touto definicí občas ještě stojí další specifikace parseru – LALR, SLR </text:span><text:span text:style-name="T27">(zjednodušené formy kanonického LR analyzátoru)</text:span><text:span text:style-name="T26">, GLR </text:span><text:span text:style-name="T27">(analyzátor nedeterministických gramatik)</text:span><text:span text:style-name="T26">.</text:span></text:p>
      <text:h text:style-name="Heading_20_3" text:outline-level="3"><text:bookmark-start text:name="__RefHeading___Toc1349_3901771047"/>Shora dolů<text:bookmark-end text:name="__RefHeading___Toc1349_3901771047"/></text:h>
      <text:p text:style-name="P37">Tento typ začíná analýzu od největšího stavebního kamene a snaží se ho postupně expandovat a výsledek napasovat na vstupní text. Postupné „rozbíjení“ větších kamenů vede až k posledním terminálním tokenům, které je možné porovnat se vztupem.</text:p>
      <text:h text:style-name="Heading_20_3" text:outline-level="3"><text:bookmark-start text:name="__RefHeading___Toc1351_3901771047"/>Zespoda nahoru<text:bookmark-end text:name="__RefHeading___Toc1351_3901771047"/></text:h>
      <text:p text:style-name="P37">Častější <text:span text:style-name="T28">i praktičtějším </text:span>způsobem je analýza začínající od terminálů. Těmito definitivnými kameny začne a skládá z nich postupně více a více abstrahované pravidla, jež dohromady tvoří různé podstromy, až dojde k cílovému neterminálu, který podstromy spojí a vznikne tak finální syntaktický strom. </text:p>
      <text:h text:style-name="Heading_20_2" text:outline-level="2">LL</text:h>
      <text:p text:style-name="P37">LL parsování odpovídá systému shora dolů přičemž se využívá levé derivace. To znamená že analyzátor proměnuje symboly v pořadí z leva. Máme li výraz 1 + 1 = 2, provede následující kroky:</text:p>
      <text:p text:style-name="P37">S</text:p>
      <text:p text:style-name="P37">→ S + S</text:p>
      <text:p text:style-name="P37">→ S + S = S</text:p>
      <text:p text:style-name="P37">→ 1 + S = S</text:p>
      <text:p text:style-name="P37">→ 1 + 1 = S</text:p>
      <text:p text:style-name="P37">→ 1 + 1 = 2</text:p>
      <text:h text:style-name="P38" text:outline-level="2"><text:soft-page-break/>LR</text:h>
      <text:p text:style-name="P37">LR parser používá opačného principu a analyzuje odspoda nahoru s využitím pravé derivace. <text:span text:style-name="T29">Tedy analogicky se jedná o expanzi symbolů zprava. Výše uvedený výraz by tedy s LR gramatikou vypadal takto:</text:span></text:p>
      <text:p text:style-name="P39">S</text:p>
      <text:p text:style-name="P39">→ S = S</text:p>
      <text:p text:style-name="P39">→ S + S = S</text:p>
      <text:p text:style-name="P39">→ S + S = 2</text:p>
      <text:p text:style-name="P39">→ S + 1 = 2</text:p>
      <text:p text:style-name="P39">→ 1 + 1 = 2</text:p>
      <text:h text:style-name="P40" text:outline-level="1"><text:bookmark-start text:name="__RefHeading___Toc1111_282055569"/>Jazyk Rogalo<text:bookmark-end text:name="__RefHeading___Toc1111_282055569"/></text:h>
      <text:p text:style-name="P41">Jazyk Rogalo je jednoduchým procedurálním jazykem s funkcemi. <text:span text:style-name="T30">Syntaxe je proto intuitivní a podobná jiným již existujícím jazykům. Nicméně jsem ji upravil tak, aby se mi v něm kód psal dobře a myslím, že by se s ním daly napsat i komplikovanější programy, jak je možné vidět na příkladě využití algoritmizace řazení seznamu bubble-sort. </text:span></text:p>
      <text:h text:style-name="Heading_20_2" text:outline-level="2"><text:bookmark-start text:name="__RefHeading___Toc1471_570254288"/>Syntaxe<text:bookmark-end text:name="__RefHeading___Toc1471_570254288"/></text:h>
      <text:h text:style-name="P42" text:outline-level="3"><text:bookmark-start text:name="__RefHeading___Toc1473_570254288"/>Komentáře<text:bookmark-end text:name="__RefHeading___Toc1473_570254288"/></text:h>
      <text:p text:style-name="P43"><text:span text:style-name="T14">Komentáře pro lepší orientaci v kódu a popis se oz</text:span><text:span text:style-name="T31">na</text:span><text:span text:style-name="T14">čují dvojitým </text:span><text:span text:style-name="T32">##</text:span><text:span text:style-name="T14">, případně </text:span><text:span text:style-name="T33">##</text:span><text:span text:style-name="T34">[</text:span><text:span text:style-name="T35">[</text:span><text:span text:style-name="T36">[</text:span><text:span text:style-name="T37">komentář</text:span><text:span text:style-name="T38">]</text:span><text:span text:style-name="T39">]</text:span><text:span text:style-name="T33">]##</text:span><text:span text:style-name="T14">.</text:span></text:p>
      <text:h text:style-name="Heading_20_3" text:outline-level="3"><text:bookmark-start text:name="__RefHeading___Toc1475_570254288"/>Proměnné<text:bookmark-end text:name="__RefHeading___Toc1475_570254288"/></text:h>
      <text:p text:style-name="P44">Proměnné se zakládají takto: <text:span text:style-name="T40">[typ] [název proměnné] </text:span><text:span text:style-name="T41">=</text:span><text:span text:style-name="T40"> [výraz]</text:span><text:span text:style-name="T23">. </text:span><text:span text:style-name="T42">Pod pojmem výraz se rozumí rozumí číselné operace, jiné proměné a také volání funkcí. Případně ještě prvek seznamu. Pole se pouze inicializují, nebo se celé kopírují z jiného pole: </text:span><text:span text:style-name="T43">arr </text:span><text:span text:style-name="T40">[typ prvků] [název pole] [specifikace pole]</text:span><text:span text:style-name="T42"> nebo </text:span><text:span text:style-name="T43">arr </text:span><text:span text:style-name="T40">[typ prvků] [název pole] [specifikace pole] </text:span><text:span text:style-name="T41">=</text:span><text:span text:style-name="T40"> [jiné pole]</text:span><text:span text:style-name="T42">. Specifikace pole znamená kolik prvků bude pole mít, případně jestli to bude pole polí – </text:span><text:span text:style-name="T44">arr int pole[2][3][4]</text:span><text:span text:style-name="T42"> vytvoří pole o dvou polích, každé se třemi poli o čtyřech prvcích.</text:span></text:p>
      <text:h text:style-name="Heading_20_3" text:outline-level="3"><text:bookmark-start text:name="__RefHeading___Toc1477_570254288"/>Operátory<text:bookmark-end text:name="__RefHeading___Toc1477_570254288"/></text:h>
      <text:p text:style-name="P45">Možné operátory jsou:</text:p>
      <text:list text:style-name="L2">
        <text:list-item>
          <text:p text:style-name="P46">číselné – plus <text:span text:style-name="T45">+</text:span>, minus <text:span text:style-name="T45">-</text:span>, krát <text:span text:style-name="T46">*</text:span>, děleno <text:span text:style-name="T45">/</text:span></text:p>
        </text:list-item>
        <text:list-item>
          <text:p text:style-name="P46">komparativní – menší než <text:span text:style-name="T45">&lt;</text:span>, větší než <text:span text:style-name="T45">&gt;</text:span>, menší nebo rovno <text:span text:style-name="T45">&lt;=</text:span>, větší nebo rovno <text:span text:style-name="T45">&gt;=</text:span>, rovná se <text:span text:style-name="T47">==</text:span>, nerovná se <text:span text:style-name="T45">!=</text:span></text:p>
        </text:list-item>
      </text:list>
      <text:h text:style-name="P47" text:outline-level="3"><text:bookmark-start text:name="__RefHeading___Toc1479_570254288"/>Řídící struktury<text:bookmark-end text:name="__RefHeading___Toc1479_570254288"/></text:h>
      <text:p text:style-name="P48">Řídící struktury jazyk nabízí dvě: </text:p>
      <text:list text:style-name="L3">
        <text:list-item>
          <text:p text:style-name="P49"><text:span text:style-name="T48">If struktury vypadají následovně: </text:span><text:span text:style-name="T49">if</text:span><text:span text:style-name="T50"> (</text:span><text:span text:style-name="T51">[</text:span><text:span text:style-name="T52">podmínka</text:span><text:span text:style-name="T51">]</text:span><text:span text:style-name="T53">)</text:span><text:span text:style-name="T54">{</text:span><text:span text:style-name="T51">[</text:span><text:span text:style-name="T52">kód</text:span><text:span text:style-name="T51">]</text:span><text:span text:style-name="T54">}</text:span><text:span text:style-name="T48">. </text:span><text:span text:style-name="T55">Podmínka zname</text:span><text:span text:style-name="T56">ná porovnání jednoho výrazu s druhým.</text:span></text:p>
        </text:list-item>
        <text:list-item>
          <text:p text:style-name="P50"><text:soft-page-break/>Loop: <text:span text:style-name="T57">loop (</text:span><text:span text:style-name="T58">[</text:span><text:span text:style-name="T59">proměnná přes kterou se iteruje</text:span><text:span text:style-name="T58">]</text:span><text:span text:style-name="T60">;</text:span><text:span text:style-name="T59"> </text:span><text:span text:style-name="T58">[</text:span><text:span text:style-name="T59">začáteční hodnota iterování</text:span><text:span text:style-name="T58">]</text:span><text:span text:style-name="T61">→</text:span><text:span text:style-name="T58">[</text:span><text:span text:style-name="T59">konečná hodnota do které se bude iterovat (včetně)</text:span><text:span text:style-name="T58">]</text:span><text:span text:style-name="T60">;</text:span><text:span text:style-name="T59"> </text:span><text:span text:style-name="T58">[</text:span><text:span text:style-name="T59">vynechatelný krok o který se proměnná bude zvyšovat, výchozí hodnota je 1</text:span><text:span text:style-name="T58">]</text:span><text:span text:style-name="T60">)</text:span><text:span text:style-name="T61">{</text:span><text:span text:style-name="T58">[</text:span><text:span text:style-name="T59">kód</text:span><text:span text:style-name="T58">]</text:span><text:span text:style-name="T61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48">Funkce jsou definovány takto: <text:span text:style-name="T62">func </text:span><text:span text:style-name="T63">[datový typ návratové hodnoty] [jméno funkce]</text:span><text:span text:style-name="T64">(</text:span><text:span text:style-name="T63">[argumenty]</text:span><text:span text:style-name="T64">)</text:span><text:span text:style-name="T65">{</text:span><text:span text:style-name="T63">[kód]</text:span><text:span text:style-name="T65">}</text:span>. <text:span text:style-name="T56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51">FLEX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 je open-source nástroj, který generuje lexikální analyzátor. Umožňuje zefektivnit a výrazně zkrátit vytváření analyzátoru. <text:span text:style-name="T66">Struktura FLEX programu je následující: začíná definicemi, následuje uživatelský kód v c, nebo c++ (v mém případě c) uzavřený v závorkách s procenty </text:span><text:span text:style-name="T67">% { } %</text:span><text:span text:style-name="T66">. Pak </text:span><text:span text:style-name="T68">jsou v souboru deklarace stavů jiných než INITIAL, dále dvojitá procenta </text:span><text:span text:style-name="T69">%%</text:span><text:span text:style-name="T68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70">flex </text:span><text:span text:style-name="T71">[možnosti] [název souboru]</text:span><text:span text:style-name="T72">.</text:span><text:span text:style-name="T73">l</text:span></text:p>
      <text:h text:style-name="Heading_20_2" text:outline-level="2"><text:bookmark-start text:name="__RefHeading___Toc737_1611209431"/>BISON<text:bookmark-end text:name="__RefHeading___Toc737_1611209431"/></text:h>
      <text:p text:style-name="P52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74">statických deklarací</text:span> v závorkách s procenty <text:span text:style-name="T45">{% %}</text:span>, následují definice datových typů tokenů, pak definice tokenů samotných, neterminálů, předností jednotlivých symbolů i startovacího symbolu. <text:span text:style-name="T74">Dále se v souboru vyskytují gramatická pravidla uzavřená v dvojitých procetech </text:span><text:span text:style-name="T75">%% </text:span><text:span text:style-name="T76">[kód]</text:span><text:span text:style-name="T75"> %%</text:span><text:span text:style-name="T74">. Na konci souboru jsou definice na začátku deklarovaných funkcí společně s hlavní main funkcí, která celý analyzátor spouští. BISON se volá také z příkazové řádky: </text:span><text:span text:style-name="T77">bison </text:span><text:span text:style-name="T78">[možnosti] </text:span><text:span text:style-name="T79">[název souboru]</text:span><text:span text:style-name="T80">.y</text:span></text:p>
      <text:h text:style-name="P53" text:outline-level="2"><text:bookmark-start text:name="__RefHeading___Toc739_1611209431"/>LLVM<text:bookmark-end text:name="__RefHeading___Toc739_1611209431"/></text:h>
      <text:p text:style-name="P54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je <text:span text:style-name="T81">optimalizuje kód</text:span>, soustředí se na meziplatformovou reprezentaci kódu – LLVM IR. Tento „srozumitelnější assembly kód“ <text:span text:style-name="T81">postupně </text:span>zlepšuje v několika po sobě jdoucích průchodech. <text:span text:style-name="T82">Normálně dostane optimalizátor </text:span><text:span text:style-name="T81">původní </text:span><text:span text:style-name="T82">IR od nějakého kompilátoru, <text:s/>v mém případě mu ho generuji sám. </text:span><text:span text:style-name="T83">Clang jakožto součást LLVM projektu </text:span><text:span text:style-name="T81">obsahuje tento optimalizátor, ale i kompilátor ze samotného LLVM IR do strojového kódu. Clang</text:span><text:span text:style-name="T84"> </text:span><text:span text:style-name="T85">za mě tedy spustí LLVM optimalizátor a zároveň z optimalizované verze IR vytvoří spustitelný soubor.</text:span></text:p>
      <text:h text:style-name="P55" text:outline-level="1"><text:bookmark-start text:name="__RefHeading___Toc1483_570254288"/>Gramatika<text:bookmark-end text:name="__RefHeading___Toc1483_570254288"/></text:h>
      <text:p text:style-name="P56">Bud<text:span text:style-name="T86">u</text:span> j<text:span text:style-name="T86">i</text:span> vysvětlovat způsobem shora dolů, i když jsem si vědom, že BISON využívá LR princip a tedy analýzu zespoda nahoru. Celý soubor je uzavřen v neterminálu <text:span text:style-name="T23">st</text:span><text:span text:style-name="T24">, jenž se skládá z neterminálů začátku souboru a programu. </text:span><text:span text:style-name="T87">Program se rekurzivně skládá z neterminálů </text:span><text:span text:style-name="T88">statement</text:span><text:span text:style-name="T87">. Tedy může jich tam být </text:span><text:span text:style-name="T89">1</text:span><text:span text:style-name="T87"> – </text:span><text:span text:style-name="T88">n </text:span><text:span text:style-name="T87">za sebou. </text:span><text:span text:style-name="T88">Statement </text:span><text:span text:style-name="T87">může být buďto deklarace, řídící struktura, změna proměnné nebo komentář. </text:span><text:span text:style-name="T90">Pod deklarace spadá vytvoření nové proměné, funkce, textového řetězce i pole. Mezi řídící struktury patří </text:span><text:span text:style-name="T91">loop</text:span><text:span text:style-name="T90"> a </text:span><text:span text:style-name="T91">if. </text:span><text:span text:style-name="T90">Dále ukáži, jak jsem konkrétní struktury přeložil z jazyka Rogalo do LLVM IR.</text:span></text:p>
      <text:h text:style-name="Heading_20_1" text:outline-level="1"><text:bookmark-start text:name="__RefHeading___Toc1085_1716699866"/>G<text:span text:style-name="T86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92">Jednoduché p</text:span>roměnné<text:bookmark-end text:name="__RefHeading___Toc648_1243889013"/></text:h>
      <text:p text:style-name="P57">Proměnné v mém kódu jsou reprezentovány jako pointer. To je proto, aby se mohla jejich hodnota měnit a nemusela se pokaždé vytvářet nová proměnná, jelikož LLVM IR je SSA <text:span text:style-name="T56">(Static Single Asignment)</text:span>. To znamená, že každé proměnné může být přiřazena hodnota právě jednou. Při deklaraci proměnné tedy vytvořím pointer s přísluš<text:span text:style-name="T93">ým typem </text:span><text:span text:style-name="T94">a k jeho názvu připojím nulu, aby bylo jasné, že to je pointer</text:span>, a poté na místo na které ukazuje uložím hodnotu, která je proměnné přiřazována. </text:p>
      <text:h text:style-name="Heading_20_3" text:outline-level="3"><text:bookmark-start text:name="__RefHeading___Toc650_1243889013"/>Funkce<text:bookmark-end text:name="__RefHeading___Toc650_1243889013"/></text:h>
      <text:p text:style-name="P58">Definice funkcí by měly být na nejvyšší úrovní LLVM IR programu, tedy mimo funkci <text:span text:style-name="T23">main</text:span><text:span text:style-name="T24">. Proto mám otevřené dva soubory – </text:span><text:span text:style-name="T23">out.ll </text:span><text:span text:style-name="T24">a </text:span><text:span text:style-name="T23">temp_out.ll</text:span><text:span text:style-name="T24">. To mi umožňuje psát definice funkcí do </text:span><text:span text:style-name="T23">out.ll</text:span><text:span text:style-name="T24"> a zbytek do </text:span><text:span text:style-name="T23">temp_out.ll</text:span><text:span text:style-name="T24"> a posléze připojit </text:span><text:span text:style-name="T23">temp_out.ll </text:span><text:span text:style-name="T24">k </text:span><text:span text:style-name="T23">out.ll</text:span><text:span text:style-name="T24">, a tak dosáhnout definice funkcí na začátku souboru. </text:span><text:span text:style-name="T95">Reprezentace funkce v Rogalu je takováto: </text:span><text:span text:style-name="T96">func </text:span><text:span text:style-name="T97">[datový typ návratové hodnoty] [jméno funkce]</text:span><text:span text:style-name="T96">(</text:span><text:span text:style-name="T97">[argumenty]</text:span><text:span text:style-name="T96">)</text:span><text:span text:style-name="T98">{</text:span><text:span text:style-name="T97">[kód]</text:span><text:span text:style-name="T98">}</text:span><text:span text:style-name="T99">. Datový typ je stejný jako u proměnné, s tím rozdílem, že funkce může vracet i pole, které je popsané níže </text:span><text:span text:style-name="T95">a také je shopná nevracet nic – datový typ </text:span><text:span text:style-name="T100">void</text:span><text:span text:style-name="T99">. Argumenty fukce jsou předávány normální </text:span><text:span text:style-name="T95">SSA </text:span><text:span text:style-name="T99">proměnnou, a tak je potřeba je na začátku funkce převést na pointer, abych s nimi mohl dál pracovat. Tělo funkce vypadá stejně jako normální kód, ale kromě tokenu </text:span><text:span text:style-name="T101">statement </text:span><text:span text:style-name="T99">akceptuje ještě </text:span><text:span text:style-name="T101">return</text:span><text:span text:style-name="T99">. </text:span></text:p>
      <text:h text:style-name="Heading_20_3" text:outline-level="3"><text:bookmark-start text:name="__RefHeading___Toc1089_1716699866"/>Stringů<text:bookmark-end text:name="__RefHeading___Toc1089_1716699866"/></text:h>
      <text:p text:style-name="P59">Textové řetězce mám definované jako globální konstanty na začátku souboru. Je tedy obdobně jako u definicí fukncí potřeba ošetřit, aby byly před fukncí <text:span text:style-name="T23">main</text:span><text:span text:style-name="T24">. Zde ovšem nastává konflikt, pokud jsem v definici funkce a vytvářím string, mohlo by se stát, že bych konstantu vytvořil uprostřed funkce, a tím pádem ji vytvářel při každém volání funkce. </text:span><text:span text:style-name="T102">Proto </text:span><text:span text:style-name="T103">jsem vytvořil dočasný</text:span><text:span text:style-name="T102"> </text:span><text:span text:style-name="T103">string, do kterého se deklarace stringů ukládají v případě, že je kód v deklaraci funkce. Když pak program dojde na konec funkce, daný string vytiskne za funkci, čímž se zajistí, že se stringy nebudou tvořit vícekrát. <text:s/>Samotný datový typ je statické pole znaků. V kódu tedy deklarace stringů vypadá takto: „</text:span><text:span text:style-name="T104">@</text:span><text:span text:style-name="T105">[</text:span><text:span text:style-name="T106">název stringu</text:span><text:span text:style-name="T105">]</text:span><text:span text:style-name="T107"> </text:span><text:span text:style-name="T108">=</text:span><text:span text:style-name="T107"> private constant [</text:span><text:span text:style-name="T106">[délka stringu]</text:span><text:span text:style-name="T107"> x i8] c</text:span><text:span text:style-name="T109">“</text:span><text:span text:style-name="T106">[string samotný]</text:span><text:span text:style-name="T109">“</text:span><text:span text:style-name="T103">. 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60">U deklarace polí jsem se je rozhodl pouze inicializovat. Tedy nepřiřazuji každému prvku nějakou hodnotu, <text:span text:style-name="T110">to je povoleno jenom jednotlivě, pro každý prvek pole zvlášť</text:span>.<text:span text:style-name="T110">Jako u proměnné se vytvoří pointer s daným typem a názvem s připojenou nulou na konci. </text:span><text:s/><text:span text:style-name="T86">Proto je</text:span> deklarace která kopíruje cel<text:span text:style-name="T110">é jiné pole je povolená, </text:span><text:span text:style-name="T86">stačí pouze načíst hodnotu pointeru a uložit jí do jiného</text:span><text:span text:style-name="T110">. </text:span><text:span text:style-name="T86">Ještě musí p</text:span><text:span text:style-name="T111">roběhn</text:span><text:span text:style-name="T89">out</text:span><text:span text:style-name="T111"> kontrola, zda se jeho typ shoduje s typem zadaným. </text:span><text:span text:style-name="T89">A právě t</text:span><text:span text:style-name="T110">yp pole je v tomto případě trochu komplikovanější. </text:span><text:span text:style-name="T48">S</text:span><text:span text:style-name="T112">pecifikace pole vypadá takto: </text:span><text:span text:style-name="T113">[</text:span><text:span text:style-name="T114">výraz</text:span><text:span text:style-name="T113">][</text:span><text:span text:style-name="T114">výraz</text:span><text:span text:style-name="T113">][</text:span><text:span text:style-name="T114">výraz</text:span><text:span text:style-name="T115">]...</text:span><text:span text:style-name="T112"> Výraz nejvíce na pravo je nejvnitřnější, tedy deklarace </text:span><text:span text:style-name="T116">arr int pole[2][4][3]</text:span><text:span text:style-name="T112"> vytvoří pole s dvěmi prvky – poli o čtyřech prvcích, které jsou také pole a mají v sobě tři prvky typu int. Tuto specifikaci ukládám v zásobníku, z kterého pak tvořím typ v LLVM IR, který vypadá takto: </text:span><text:span text:style-name="T116">[2 x [4 x [3 x i32]]]</text:span><text:span text:style-name="T112">. Přistupuji k tomu takovým způsobem, že vytvořím první závorku se základním typem seznamu </text:span><text:span text:style-name="T116">[3 x i32]</text:span><text:span text:style-name="T112"> a potom k ní zvenku přidávám vrchní položky ze zásobníku. </text:span><text:span text:style-name="T89">Používám zásobník, jelikož k hodnotám přistupuji „odzadu“. 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61">Řídící struktura loop je <text:span text:style-name="T117">jedna z</text:span> <text:span text:style-name="T117">nej</text:span>komplikovan<text:span text:style-name="T117">ějších částí projektu, znát je to na množství kódu, který při jejím tvoření generuji. Začínám přípravným blokem kódu. Ten vytvoří proměnou, přes kterou bude </text:span><text:span text:style-name="T118">loop </text:span><text:span text:style-name="T119">interovat a uloží do ní startovní hodnotu. Zároveň vytvoří proměnnou s maximální hodnotou, ke které se bude iterovat. </text:span><text:span text:style-name="T120">Také</text:span><text:span text:style-name="T119"> se vytvoří proměnná, která ukazuje, zda je startovní hodnota vyšší, nebo nižší než cílová. Touto proměnnou se </text:span><text:span text:style-name="T118">loop</text:span><text:span text:style-name="T119"> dělý na dvě části. V prní vždy kontroluje, zda </text:span><text:span text:style-name="T121">je proměná menší než cílová hodnota a krok přičítá, zatímco v druhé větvi kontroluje, zda je proměnná větší a krok odečítá. </text:span><text:span text:style-name="T120">Kontrolování probíhá před spuštěním kódu uvnitř </text:span><text:span text:style-name="T122">loopu</text:span><text:span text:style-name="T120">, Přidávání či odčítání po něm. Zároveň s tím se skočí na zpět na kontrolu a pokud už byly podmínky splněny z </text:span><text:span text:style-name="T122">loopu </text:span><text:span text:style-name="T120">se vyskočí. </text:span><text:span text:style-name="T123">Každý </text:span><text:span text:style-name="T124">loop </text:span><text:span text:style-name="T123">má své proměné a bloky kódu, kam skáče, pokud tedy nastane situace, že se volá </text:span><text:span text:style-name="T124">loop </text:span><text:span text:style-name="T123">ve struktuře </text:span><text:span text:style-name="T124">loop, </text:span><text:span text:style-name="T123">musí si původní </text:span><text:span text:style-name="T124">loop </text:span><text:span text:style-name="T123">nějakým způsobem zapamatovat, jak pojmenovávat své proměnné, aby nedošlo ke kolizi. Toho docílím pomocí zásobníku – když </text:span><text:span text:style-name="T124">loop </text:span><text:span text:style-name="T123">začíná přidám do zásobníku číslo momentální struktury </text:span><text:span text:style-name="T124">loop</text:span><text:span text:style-name="T123">, když narazím na další </text:span><text:span text:style-name="T124">loop</text:span><text:span text:style-name="T123">, přidám opět jeho číslo do zásobníku, vygeneruji ho, a pak číslo ze zásobníku odstraním, pak může být vygenerován zbytek kódu z původní struktury </text:span><text:span text:style-name="T124">loop</text:span><text:span text:style-name="T123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62">U řídící struktury <text:span text:style-name="T23">if </text:span><text:span text:style-name="T24">se jednoduše vytvoří proměnná, která rozhoduje, zda se má skočit do bloku s kódem v </text:span><text:span text:style-name="T23">if </text:span><text:span text:style-name="T24">struktuře, nebo se má pokračovat dál. Pro tento účel se v LLVM IR využívá příkaz </text:span><text:span text:style-name="T23">icmp: </text:span><text:span text:style-name="T125">%condition</text:span><text:span text:style-name="T126"> </text:span><text:span text:style-name="T127">=</text:span><text:span text:style-name="T126"> icmp </text:span><text:span text:style-name="T128">[operace] [typ] [první proměnná]</text:span><text:span text:style-name="T126">, </text:span><text:span text:style-name="T128">[druhá proměnná]</text:span><text:span text:style-name="T23">.</text:span><text:span text:style-name="T24">Ve výsledku to pak může vypadat zhruba takto: </text:span><text:span text:style-name="T125">%condition_if1</text:span><text:span text:style-name="T126"> </text:span><text:span text:style-name="T127">=</text:span><text:span text:style-name="T126"> icmp sgt i32 </text:span><text:span text:style-name="T125">%t10</text:span><text:span text:style-name="T126">, </text:span><text:span text:style-name="T129">12</text:span><text:span text:style-name="T23">. </text:span><text:span text:style-name="T24">Ptáme se, jestli je proměnná </text:span><text:span text:style-name="T23">t10</text:span><text:span text:style-name="T24"> (může být i negativní, proto </text:span><text:span text:style-name="T23">sgt</text:span><text:span text:style-name="T24">) větší než 12, pokud ano bude hodnota </text:span><text:span text:style-name="T23">%condition_if1 </text:span><text:span text:style-name="T24">nastavena na 1, jinak na 0. Proměná se pak využije pro určení, zda pokračovat dál, nebo se vnořit do </text:span><text:span text:style-name="T23">if</text:span><text:span text:style-name="T24">: </text:span><text:span text:style-name="T130">br i1 </text:span><text:span text:style-name="T131">[</text:span><text:span text:style-name="T132">proměnná</text:span><text:span text:style-name="T131">]</text:span><text:span text:style-name="T130">, label </text:span><text:span text:style-name="T131">[</text:span><text:span text:style-name="T115">název štítku, nakterý se má skočit, </text:span><text:span text:style-name="T132">když je proměnná 1</text:span><text:span text:style-name="T131">]</text:span><text:span text:style-name="T130">, label </text:span><text:span text:style-name="T131">[</text:span><text:span text:style-name="T132">když je proměnná 0</text:span><text:span text:style-name="T131">]</text:span><text:span text:style-name="T24">. 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63" text:outline-level="3"><text:bookmark-start text:name="__RefHeading___Toc1113_282055569"/>Jednoduché proměnné<text:bookmark-end text:name="__RefHeading___Toc1113_282055569"/></text:h>
      <text:p text:style-name="P64">Změna jednoduhé proměnné spočívá v tom, že si vyhledám její typ v tabulce, do které si je ukládám a potom uložím přiřazovanou hodnotu do pointru proměnné: <text:span text:style-name="T65">store </text:span><text:span text:style-name="T63">[typ] [přiřazovaná hodnota]</text:span><text:span text:style-name="T64">, ptr </text:span><text:span text:style-name="T63">[název proměnné]</text:span><text:span text:style-name="T133">0</text:span>.</text:p>
      <text:h text:style-name="Heading_20_3" text:outline-level="3"><text:bookmark-start text:name="__RefHeading___Toc1115_282055569"/>Pole<text:bookmark-end text:name="__RefHeading___Toc1115_282055569"/></text:h>
      <text:p text:style-name="P65">Statické pole je reprezentováno pouze místem v paměti na určitý počet prvků daného typu. Pokud chci změnit prvek <text:span text:style-name="T23">[10][2]</text:span><text:span text:style-name="T24"> nějakého pole, na které mám uložený pointer na jeho začátek, nejde o nic jiného, než vypočítat, kde se tento prvek nachází. K tomu slouží instrukce </text:span><text:span text:style-name="T23">getelementptr</text:span><text:span text:style-name="T24">: </text:span><text:span text:style-name="T63">[proměnná, </text:span><text:span text:style-name="T134">do</text:span><text:span text:style-name="T63"> které chci výsledek uložit]</text:span><text:span text:style-name="T65"> </text:span><text:span text:style-name="T135">=</text:span><text:span text:style-name="T65"> getelementptr </text:span><text:span text:style-name="T63">[typ prvků]</text:span><text:span text:style-name="T65">, ptr </text:span><text:span text:style-name="T63">[název pointru na pole]</text:span><text:span text:style-name="T65">, i32 </text:span><text:span text:style-name="T133">0</text:span><text:span text:style-name="T65">, i32 </text:span><text:span text:style-name="T63">[první index]</text:span><text:span text:style-name="T65">, i32 </text:span><text:span text:style-name="T63">[druhý index]</text:span><text:span text:style-name="T65">, </text:span><text:span text:style-name="T136">…</text:span><text:span text:style-name="T24"> Na začátku výčtu indexů je 0, to je proto, že pole samotné, tak jak je v LLVM IR implementované, vzhledem k tomu, že to je pointer, musí být také indexováno. Poté stačí uložit přiřazovanou hodnotu této vypočítané adrese: </text:span><text:span text:style-name="T65">store </text:span><text:span text:style-name="T63">[typ] [ukládaná proměná]</text:span><text:span text:style-name="T65">, ptr </text:span><text:span text:style-name="T135">%</text:span><text:span text:style-name="T65">idx</text:span><text:span text:style-name="T24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66">Tabulka slouží jak k orientaci v programu – ukládá mimo jiné klíčová slova, ze kterých se dá jednoduše poznat, jak soubor parser čte, tak i k ukládání typů proměnných i polí a návratových typů funkcí. Také je u každého záznamu poznamenáno, na kterém řádku je definován, což také usnadňuje orientaci. <text:span text:style-name="T137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66">Tabulku funkcí používám výhradně k uložení typů argumentů, ale v rámci toho, že ji na konci printuji, tak jsem se rozhodl zdvojit informaci o návratovém typu a řádku definice. Takhle jsou všechny funkce přehledně na jednom místě. <text:span text:style-name="T137">Stejně jako tabulka symbolů je tabulka funkcí alokována staticky a to na 50 záznam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67">Pro uložení argumentů funkce používám spojový list. Jeden prvek listu je reprezentován stringem s názvem proměnné argumentu, stringem s jeho typem a ukazatelem na další prvek. </text:p>
      <text:h text:style-name="P68" text:outline-level="2"><text:bookmark-start text:name="__RefHeading___Toc1125_282055569"/>Zásobník<text:bookmark-end text:name="__RefHeading___Toc1125_282055569"/></text:h>
      <text:p text:style-name="P69">Pro uložení specifikace pole a čísla řídících struktur <text:span text:style-name="T23">loop </text:span>a <text:span text:style-name="T23">if </text:span><text:span text:style-name="T24">používám zásobník. Vlastní implementace je stejná jako spojový list, akorát vždy operuji pouze s posledním prvkem.</text:span></text:p>
      <text:h text:style-name="Heading_20_1" text:outline-level="1"><text:bookmark-start text:name="__RefHeading___Toc662_1243889013"/>Spuštění<text:bookmark-end text:name="__RefHeading___Toc662_1243889013"/></text:h>
      <text:p text:style-name="P70">Pro spuštění kódu psaného v jazyku Rogalo musíte mít naistalované toolchainy <text:span text:style-name="T23">bison</text:span><text:span text:style-name="T24">, </text:span><text:span text:style-name="T138">flex</text:span><text:span text:style-name="T139"> </text:span><text:span text:style-name="T140">a </text:span><text:span text:style-name="T141">clang. </text:span><text:span text:style-name="T140">První krok je vytvoření syntaktického analyzátoru. Ten se vytváří první, jelikož </text:span><text:span text:style-name="T141">flex</text:span><text:span text:style-name="T140"> využívá soubor </text:span><text:span text:style-name="T141">y.tab.h</text:span><text:span text:style-name="T140"> ve kterém jsou definované tokeny a generuje ho právě volání </text:span><text:span text:style-name="T141">bisonu </text:span><text:span text:style-name="T142">se svolenou možností </text:span><text:span text:style-name="T143">-d</text:span><text:span text:style-name="T140">. Příkaz může vypadat <text:s/>následovně:</text:span><text:span text:style-name="T141"> </text:span><text:span text:style-name="T144">bison -</text:span><text:span text:style-name="T145">d </text:span><text:span text:style-name="T144">parser.y</text:span><text:span text:style-name="T140"> </text:span><text:span text:style-name="T146">V souboru </text:span><text:span text:style-name="T147">parser.y </text:span><text:span text:style-name="T146">musí být ve funkci main uveden váš soubor jako input. </text:span><text:span text:style-name="T142">P</text:span><text:span text:style-name="T140">o</text:span><text:span text:style-name="T142">té</text:span><text:span text:style-name="T140"> <text:s/>vytvoří</text:span><text:span text:style-name="T142">me</text:span><text:span text:style-name="T140"> lexikální analyzátor pomocí </text:span><text:span text:style-name="T142">nástroje </text:span><text:span text:style-name="T143">flex</text:span><text:span text:style-name="T142">: </text:span><text:span text:style-name="T145">flex grammar.l</text:span><text:span text:style-name="T142"> Následně zkompilujeme oba dva vygenerované analyzátory do jednoho souboru pomocí nástroje </text:span><text:span text:style-name="T143">clang</text:span><text:span text:style-name="T142">: </text:span><text:span text:style-name="T145">clang lex.yy.x parser.tab.c</text:span><text:span text:style-name="T142"> a spustíme vytvořený kód.</text:span></text:p>
      <text:p text:style-name="P71"><text:span text:style-name="T146">Nyní se vygeneruje soubor v LLVM IR nazvaný v mé verzi </text:span><text:span text:style-name="T147">out.ll</text:span><text:span text:style-name="T146">. Tento soubor tedy zoptimalizujeme a skompilujeme do strojového kódu pomocí </text:span><text:span text:style-name="T147">clang </text:span><text:span text:style-name="T146">následovně: </text:span><text:span text:style-name="T148">clang out.ll</text:span><text:span text:style-name="T146"> To ovšem nestačí, jelikož Rogalo používá funkci </text:span><text:span text:style-name="T147">mingw_printf</text:span><text:span text:style-name="T146">, která je součástí standartní c knihovny </text:span><text:span text:style-name="T147">stdio.h</text:span><text:span text:style-name="T146">. Proto je potřeba soubor ještě propojit s touto knihovnou. Výsledný příkaz může vypadat takhle: </text:span><text:span text:style-name="T149">clang out.ll -o final -LC:</text:span><text:a xlink:type="simple" xlink:href="file://dev//clang//llvm-mingw-20250114-msvcrt-x86_64//include//stdio.h" text:style-name="Internet_20_link" text:visited-style-name="Visited_20_Internet_20_Link"><text:span text:style-name="T150">\dev\clang\llvm-mingw-20250114-msvcrt-x86_64\include\stdio.h</text:span></text:a><text:span text:style-name="T147">, </text:span><text:span text:style-name="T151">obecněji pak takto: </text:span><text:span text:style-name="T152">clang out.ll -o </text:span><text:span text:style-name="T153">[název souboru pro uložení]</text:span><text:span text:style-name="T152"> -L</text:span><text:span text:style-name="T154">[cesta ke knihovně stdio.h]</text:span><text:span text:style-name="T151">. Tím vznikne finálni soubor</text:span><text:span text:style-name="T155">, </text:span><text:span text:style-name="T151">který už jednoduše spustíme. </text:span></text:p>
      <text:h text:style-name="Heading_20_1" text:outline-level="1"><text:bookmark-start text:name="__RefHeading___Toc664_1243889013"/>Závěr<text:bookmark-end text:name="__RefHeading___Toc664_1243889013"/></text:h>
      <text:p text:style-name="P41">V práci jsem popsal základní fungování principů spojených s překladem programovacího jazyka. Konkrétněji jsem rozvedl, jak se generuje kód při zpracování různých akcích v jazyce Rogalo a popsal datové struktury, které jsem k tomu použil. Na konec jsem uvedl, jak si může čtenář svůj vlastní úryvek kódu Rogalo pomocí připojených souborů <text:span text:style-name="T23">grammar.l </text:span><text:span text:style-name="T24">a </text:span><text:span text:style-name="T23">parser.y</text:span><text:span text:style-name="T24"> sám přeložit a následně i skompilovat. </text:span><text:span text:style-name="T156">Projekt splnil všechny interní cíle, dokonce se mi povedlo implementovat funkci </text:span><text:span text:style-name="T157">print, </text:span><text:span text:style-name="T156">tedy interace s </text:span><text:span text:style-name="T157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4">
        <text:list-item>
          <text:p text:style-name="P72"><text:span text:style-name="T158">Get the number of digits in an int</text:span><text:span text:style-name="T159">. Online. In: Stackoverflow. 2012. Dostupné z: </text:span><text:a xlink:type="simple" xlink:href="https://stackoverflow.com/a/11151570" text:style-name="Internet_20_link" text:visited-style-name="Visited_20_Internet_20_Link"><text:span text:style-name="T160">https://stackoverflow.com/a/11151570</text:span></text:a><text:span text:style-name="T159">. [cit. 2025-03-16].</text:span> </text:p>
        </text:list-item>
        <text:list-item>
          <text:p text:style-name="P72"><text:span text:style-name="T158">Inserting char string into another char string</text:span><text:span text:style-name="T159">. Online. In: Stackoverflow. 2010. Dostupné z: </text:span><text:a xlink:type="simple" xlink:href="https://stackoverflow.com/a/2016015" text:style-name="Internet_20_link" text:visited-style-name="Visited_20_Internet_20_Link"><text:span text:style-name="T160">https://stackoverflow.com/a/2016015</text:span></text:a><text:span text:style-name="T159">. [cit. 2025-03-16].</text:span> </text:p>
        </text:list-item>
        <text:list-item>
          <text:p text:style-name="P73"><text:span text:style-name="T158">A Gentle Introduction to LLVM IR</text:span><text:span text:style-name="T159">. Online. In: Mcyoung.xyz. 2023. Dostupné z: </text:span><text:a xlink:type="simple" xlink:href="https://mcyoung.xyz/2023/08/01/llvm-ir/" text:style-name="Internet_20_link" text:visited-style-name="Visited_20_Internet_20_Link"><text:span text:style-name="T160">https://mcyoung.xyz/2023/08/01/llvm-ir/</text:span></text:a><text:span text:style-name="T159">. [cit. 2025-03-16].</text:span> </text:p>
        </text:list-item>
        <text:list-item>
          <text:p text:style-name="P73"><text:span text:style-name="T158">A Quick Introduction to Handling Conflicts in Yacc Parsers</text:span><text:span text:style-name="T159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160">https://www2.cs.arizona.edu/~debray/Teaching/CSc453/DOCS/conflicts.pdf</text:span></text:a><text:span text:style-name="T159">. [cit. 2025-03-16].</text:span> </text:p>
        </text:list-item>
        <text:list-item>
          <text:p text:style-name="P73"><text:span text:style-name="T158">Example program for the lex and yacc programs</text:span><text:span text:style-name="T159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160">https://www.ibm.com/docs/en/aix/7.1?topic=information-example-program-lex-yacc-programs</text:span></text:a><text:span text:style-name="T159">. [cit. 2025-03-16].</text:span> </text:p>
        </text:list-item>
        <text:list-item>
          <text:p text:style-name="P73"><text:span text:style-name="T158">Bison 3.8.1</text:span><text:span text:style-name="T159">. Online. In: Gnu. 2021. Dostupné z: </text:span><text:a xlink:type="simple" xlink:href="https://www.gnu.org/software/bison/manual/bison.html#Examples" text:style-name="Internet_20_link" text:visited-style-name="Visited_20_Internet_20_Link"><text:span text:style-name="T160">https://www.gnu.org/software/bison/manual/bison.html#Examples</text:span></text:a><text:span text:style-name="T159">. [cit. 2025-03-16].</text:span> </text:p>
        </text:list-item>
        <text:list-item>
          <text:p text:style-name="P73"><text:span text:style-name="T158">Online Documentation for Flex and Bison</text:span><text:span text:style-name="T159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160">https://www.kiv.zcu.cz/~rohlik/vyuka/fjp/Cv03_2002/manualy/Using%20Lex%20and%20Yacc.htm</text:span></text:a><text:span text:style-name="T159">. [cit. 2025-03-16].</text:span> </text:p>
        </text:list-item>
        <text:list-item>
          <text:p text:style-name="P73"><text:span text:style-name="T158">How to Build a C Compiler Using Lex and Yacc</text:span><text:span text:style-name="T159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160">https://medium.com/codex/building-a-c-compiler-using-lex-and-yacc-446262056aaa</text:span></text:a><text:span text:style-name="T159">. [cit. 2025-03-16]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/>
      </style:footer>
      <style:footer-first>
        <text:p text:style-name="MP3"><text:bookmark-start text:name="PageNumWizard_FOOTER_Default Page Style5"/><text:page-number text:select-page="current">5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><text:s/></text:span></text:p>
        <text:p text:style-name="MP4" loext:marker-style-name="MT3"><text:span text:style-name="MT3">Korunní 586/2 | Vinohrady | 120 00 Praha 2</text:span></text:p>
        <text:p text:style-name="MP6" loext:marker-style-name="MT3"/>
        <text:p text:style-name="MP7" loext:marker-style-name="MT3"><text:tab/></text:p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43</meta:editing-cycles>
    <meta:creation-date>2024-09-12T09:49:00</meta:creation-date>
    <dc:date>2025-03-17T19:23:39.986689200</dc:date>
    <meta:editing-duration>PT17H42M13S</meta:editing-duration>
    <meta:generator>LibreOffice/25.2.1.2$Windows_X86_64 LibreOffice_project/d3abf4aee5fd705e4a92bba33a32f40bc4e56f49</meta:generator>
    <meta:document-statistic meta:table-count="1" meta:image-count="2" meta:object-count="0" meta:page-count="20" meta:paragraph-count="177" meta:word-count="3411" meta:character-count="22253" meta:non-whitespace-character-count="19022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